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null-year="1980"/>
      <table:table table:name="Данные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время</text:p>
          </table:table-cell>
          <table:table-cell table:style-name="ce1" office:value-type="string" calcext:value-type="string">
            <text:p>ID влияющих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formula="of:=6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formula="of:=9+[.D2]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formula="of:=8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formula="of:=3" office:value-type="float" office:value="3" calcext:value-type="float">
            <text:p>3</text:p>
          </table:table-cell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; 3</text:p>
          </table:table-cell>
          <table:table-cell table:formula="of:=[.B6]+MAX([.D2]+[.D4])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; 3</text:p>
          </table:table-cell>
          <table:table-cell table:formula="of:=1+MAX([.D3]+[.D4])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1; 3; 5</text:p>
          </table:table-cell>
          <table:table-cell table:formula="of:=[.B8]+MAX([.D2];[.D4];[.D6])" office:value-type="float" office:value="28" calcext:value-type="float">
            <text:p>28</text:p>
          </table:table-cell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2; 7</text:p>
          </table:table-cell>
          <table:table-cell table:formula="of:=[.B9]+MAX([.D3];[.D8])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formula="of:=[.B10]+[.D2]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2; 4; 6</text:p>
          </table:table-cell>
          <table:table-cell table:formula="of:=[.B11]+MAX([.D3];[.D5];[.D7])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8; 9</text:p>
          </table:table-cell>
          <table:table-cell table:formula="of:=[.B12]+MAX([.D9];[.D10])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8; 1</text:p>
          </table:table-cell>
          <table:table-cell table:formula="of:=[.B13]+MAX([.D9];[.D2])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8; 3; 7</text:p>
          </table:table-cell>
          <table:table-cell table:formula="of:=[.B14]+MAX([.D9];[.D4];[.D8])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3; 4; 5</text:p>
          </table:table-cell>
          <table:table-cell table:formula="of:=[.B15]+MAX([.D14];[.D5];[.D6])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formula="of:=[.B16]+[.D4]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1; 6; 14</text:p>
          </table:table-cell>
          <table:table-cell table:formula="of:=2+MAX([.D12];[.D7];[.D15])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formula="of:=4+[.D17]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8; 14; 7</text:p>
          </table:table-cell>
          <table:table-cell table:formula="of:=6+MAX([.D9];[.D15];[.D8])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formula="of:=[.B20]+[.D10]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4; 5</text:p>
          </table:table-cell>
          <table:table-cell table:formula="of:=4+MAX([.D5];[.D6])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formula="of:=3+[.D6]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formula="of:=3+[.D17]"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1; 7</text:p>
          </table:table-cell>
          <table:table-cell table:formula="of:=4+MAX([.D22];[.D8])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5; 14</text:p>
          </table:table-cell>
          <table:table-cell table:formula="of:=8+MAX([.D6];[.D15])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3; 3; 5</text:p>
          </table:table-cell>
          <table:table-cell table:formula="of:=5+MAX([.D14];[.D4];[.D6])" office:value-type="float" office:value="47" calcext:value-type="float">
            <text:p>47</text:p>
          </table:table-cell>
        </table:table-row>
        <table:table-row table:style-name="ro2">
          <table:table-cell table:number-columns-repeated="3"/>
          <table:table-cell table:formula="of:=MAX([.D2:.D26])" office:value-type="float" office:value="51" calcext:value-type="float">
            <text:p>51</text:p>
          </table:table-cell>
        </table:table-row>
        <table:table-row table:style-name="ro2" table:number-rows-repeated="104854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font-size="10pt" fo:language="ru" fo:country="RU" style:font-name-asian="Noto Sans CJK JP" style:font-size-asian="10pt" style:language-asian="ja" style:country-asian="JP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ja" style:country-asian="JP" style:font-name-complex="Noto Sans1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00:37:43.998580709</meta:creation-date>
    <dc:date>2022-08-28T00:40:16.039857279</dc:date>
    <meta:editing-duration>PT2M33S</meta:editing-duration>
    <meta:editing-cycles>1</meta:editing-cycles>
    <meta:generator>LibreOffice/24.2.2.2$Linux_X86_64 LibreOffice_project/420$Build-2</meta:generator>
    <meta:document-statistic meta:table-count="1" meta:cell-count="104" meta:object-count="0"/>
  </office:meta>
</office:document-meta>
</file>